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6.399cm" style:use-optimal-column-width="false"/>
    </style:style>
    <style:style style:name="co3" style:family="table-column">
      <style:table-column-properties style:column-width="4.057cm" style:use-optimal-column-width="false"/>
    </style:style>
    <style:style style:name="co4" style:family="table-column">
      <style:table-column-properties style:column-width="2.257cm" style:use-optimal-column-width="false"/>
    </style:style>
    <style:style style:name="co5" style:family="table-column">
      <style:table-column-properties style:column-width="3.186cm" style:use-optimal-column-width="false"/>
    </style:style>
    <style:style style:name="ro1" style:family="table-row">
      <style:table-row-properties style:row-height="6.2cm"/>
    </style:style>
    <style:style style:name="P1" style:family="paragraph">
      <style:paragraph-properties style:text-autospace="none"/>
      <style:text-properties fo:font-weight="bold" style:font-weight-asian="bold" style:font-weight-complex="bold"/>
    </style:style>
    <style:style style:name="P2" style:family="paragraph">
      <style:paragraph-properties fo:text-align="end" style:text-autospace="none"/>
    </style:style>
    <style:style style:name="P3" style:family="paragraph">
      <style:paragraph-properties style:text-autospace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22.672cm" svg:height="18.599cm" svg:x="2.724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1">SNO</text:p>
              </table:table-cell>
              <table:table-cell>
                <text:p text:style-name="P1">DESCRIPTION</text:p>
              </table:table-cell>
              <table:table-cell>
                <text:p text:style-name="P1">NAME</text:p>
              </table:table-cell>
              <table:table-cell>
                <text:p text:style-name="P1">TYPE</text:p>
              </table:table-cell>
              <table:table-cell>
                <text:p text:style-name="P1">DATA DIRECTION</text:p>
              </table:table-cell>
              <table:table-cell>
                <text:p text:style-name="P1">SPEC</text:p>
              </table:table-cell>
              <table:table-cell>
                <text:p text:style-name="P1">REMARKS</text:p>
              </table:table-cell>
            </table:table-row>
            <table:table-row table:style-name="ro1" table:default-cell-style-name="gray2">
              <table:table-cell>
                <text:p text:style-name="P2">1</text:p>
              </table:table-cell>
              <table:table-cell>
                <text:p text:style-name="P3">LCD Display</text:p>
              </table:table-cell>
              <table:table-cell>
                <text:p text:style-name="P3">LCD</text:p>
              </table:table-cell>
              <table:table-cell>
                <text:p text:style-name="P3">OUT</text:p>
              </table:table-cell>
              <table:table-cell>
                <text:p text:style-name="P3">DO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1">
              <table:table-cell>
                <text:p text:style-name="P2">2</text:p>
              </table:table-cell>
              <table:table-cell>
                <text:p text:style-name="P3">Keypad(4x4)</text:p>
              </table:table-cell>
              <table:table-cell/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3" draw:text-style-name="MP8" draw:layer="backgroundobjects" svg:width="6.523cm" svg:height="1.447cm" svg:x="1.4cm" svg:y="19.13cm" presentation:class="date-time">
        <draw:text-box>
          <text:p text:style-name="MP7"><presentation:date-time/></text:p>
        </draw:text-box>
      </draw:frame>
      <draw:frame presentation:style-name="Mpr13" draw:text-style-name="MP10" draw:layer="backgroundobjects" svg:width="8.875cm" svg:height="1.447cm" svg:x="9.576cm" svg:y="19.13cm" presentation:class="footer">
        <draw:text-box>
          <text:p text:style-name="MP9"><presentation:footer/></text:p>
        </draw:text-box>
      </draw:frame>
      <draw:frame presentation:style-name="Mpr13" draw:text-style-name="MP12" draw:layer="backgroundobjects" svg:width="6.523cm" svg:height="1.447cm" svg:x="20.076cm" svg:y="19.13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7T18:34:48.435170610</meta:creation-date>
    <meta:editing-duration>PT1M34S</meta:editing-duration>
    <meta:editing-cycles>2</meta:editing-cycles>
    <meta:generator>LibreOffice/6.0.7.3$Linux_X86_64 LibreOffice_project/00m0$Build-3</meta:generator>
    <dc:title>Lush Green</dc:title>
    <dc:date>2023-01-17T18:36:21.297320174</dc:date>
    <meta:document-statistic meta:object-count="68"/>
  </office:meta>
</office:document-meta>
</file>